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Gautami" svg:font-family="Gautami" style:font-family-generic="swiss" style:font-pitch="variable"/>
    <style:font-face style:name="Helvetica" svg:font-family="Helvetica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style:text-properties style:font-name="Arial" fo:font-size="10pt" style:font-size-asian="10pt" style:font-name-complex="Arial"/>
    </style:style>
    <style:style style:name="P2" style:family="paragraph" style:parent-style-name="Standard">
      <loext:graphic-properties draw:fill="solid" draw:fill-color="#002060" draw:opacity="100%"/>
      <style:paragraph-properties fo:margin-top="0.1665in" fo:margin-bottom="0.0835in" style:contextual-spacing="false" fo:text-align="center" style:justify-single-word="false" fo:background-color="#002060"/>
      <style:text-properties fo:color="#ffffff" loext:opacity="100%" style:font-name="Arial" fo:font-size="16pt" fo:font-weight="bold" style:font-name-asian="Helvetica" style:font-size-asian="16pt" style:font-weight-asian="bold" style:font-name-complex="Arial" style:font-size-complex="16pt"/>
    </style:style>
    <style:style style:name="P3" style:family="paragraph" style:parent-style-name="Standard">
      <style:paragraph-properties fo:margin-top="0in" fo:margin-bottom="0.0835in" style:contextual-spacing="false"/>
      <style:text-properties style:font-name="Times New Roman" fo:font-size="11pt" style:font-name-asian="Helvetica" style:font-size-asian="11pt" style:font-name-complex="Gautami" style:text-scale="100%"/>
    </style:style>
    <style:style style:name="P4" style:family="paragraph" style:parent-style-name="Bulleted_20_List">
      <style:text-properties fo:color="#215868" loext:opacity="100%" style:font-name="Times New Roman" fo:font-size="11pt" officeooo:rsid="000dd5e0" officeooo:paragraph-rsid="000dd5e0" style:font-size-asian="11pt" style:font-name-complex="Gautami" style:font-size-complex="11pt" style:text-scale="100%"/>
    </style:style>
    <style:style style:name="P5" style:family="paragraph" style:parent-style-name="Bulleted_20_List" style:list-style-name="WW8Num2">
      <style:text-properties fo:color="#215868" loext:opacity="100%" style:font-name="Times New Roman" fo:font-size="11pt" officeooo:rsid="000dd5e0" officeooo:paragraph-rsid="000f7170" style:font-size-asian="11pt" style:font-name-complex="Gautami" style:font-size-complex="11pt" style:text-scale="100%"/>
    </style:style>
    <style:style style:name="P6" style:family="paragraph" style:parent-style-name="Bulleted_20_List">
      <style:text-properties fo:color="#215868" loext:opacity="100%" style:font-name="Times New Roman" fo:font-size="11pt" officeooo:rsid="000db6ab" officeooo:paragraph-rsid="000db6ab" style:font-size-asian="11pt" style:font-name-complex="Gautami" style:text-scale="100%"/>
    </style:style>
    <style:style style:name="P7" style:family="paragraph" style:parent-style-name="Bulleted_20_List">
      <style:text-properties fo:color="#215868" loext:opacity="100%" style:font-name="Times New Roman" fo:font-size="11pt" officeooo:rsid="000dd5e0" officeooo:paragraph-rsid="000dd5e0" style:font-size-asian="11pt" style:font-name-complex="Gautami" style:text-scale="100%"/>
    </style:style>
    <style:style style:name="P8" style:family="paragraph" style:parent-style-name="Bulleted_20_List">
      <style:text-properties officeooo:rsid="000db6ab" officeooo:paragraph-rsid="000db6ab"/>
    </style:style>
    <style:style style:name="P9" style:family="paragraph" style:parent-style-name="Bulleted_20_List">
      <style:text-properties officeooo:rsid="000dd5e0" officeooo:paragraph-rsid="000dd5e0"/>
    </style:style>
    <style:style style:name="P10" style:family="paragraph" style:parent-style-name="Bulleted_20_List">
      <style:text-properties officeooo:paragraph-rsid="000dd5e0"/>
    </style:style>
    <style:style style:name="P11" style:family="paragraph" style:parent-style-name="Bulleted_20_List" style:list-style-name="WW8Num2">
      <style:text-properties officeooo:paragraph-rsid="000f7170"/>
    </style:style>
    <style:style style:name="P12" style:family="paragraph" style:parent-style-name="Bulleted_20_List" style:list-style-name="L1">
      <style:text-properties officeooo:paragraph-rsid="000dd5e0"/>
    </style:style>
    <style:style style:name="P13" style:family="paragraph" style:parent-style-name="Bulleted_20_List_20_1">
      <style:text-properties fo:color="#215868" loext:opacity="100%" style:font-name="Times New Roman" fo:font-size="11pt" officeooo:rsid="000db6ab" officeooo:paragraph-rsid="000db6ab" style:font-size-asian="11pt" style:font-name-complex="Gautami" style:text-scale="100%"/>
    </style:style>
    <style:style style:name="P14" style:family="paragraph" style:parent-style-name="Heading_20_3">
      <style:text-properties officeooo:paragraph-rsid="000dd5e0"/>
    </style:style>
    <style:style style:name="P15" style:family="paragraph" style:parent-style-name="Standard" style:master-page-name="Standard">
      <loext:graphic-properties draw:fill="solid" draw:fill-color="#002060" draw:opacity="100%"/>
      <style:paragraph-properties fo:margin-top="0.1665in" fo:margin-bottom="0.0835in" style:contextual-spacing="false" fo:text-align="center" style:justify-single-word="false" style:page-number="auto" fo:background-color="#002060"/>
      <style:text-properties fo:color="#ffffff" loext:opacity="100%" style:font-name="Arial" fo:font-size="16pt" fo:font-weight="bold" officeooo:rsid="000db6ab" officeooo:paragraph-rsid="000db6ab" style:font-name-asian="Helvetica" style:font-size-asian="16pt" style:font-weight-asian="bold" style:font-name-complex="Arial" style:font-size-complex="16pt"/>
    </style:style>
    <style:style style:name="P16" style:family="paragraph" style:parent-style-name="Standard">
      <loext:graphic-properties draw:fill="solid" draw:fill-color="#002060" draw:opacity="100%"/>
      <style:paragraph-properties fo:margin-top="0.1665in" fo:margin-bottom="0.0835in" style:contextual-spacing="false" fo:text-align="center" style:justify-single-word="false" fo:background-color="#002060"/>
      <style:text-properties fo:color="#ffffff" loext:opacity="100%" style:font-name="Arial" fo:font-size="16pt" fo:font-weight="bold" officeooo:rsid="000db6ab" officeooo:paragraph-rsid="000db6ab" style:font-name-asian="Helvetica" style:font-size-asian="16pt" style:font-weight-asian="bold" style:font-name-complex="Arial" style:font-size-complex="16pt"/>
    </style:style>
    <style:style style:name="P17" style:family="paragraph" style:parent-style-name="Standard">
      <style:paragraph-properties fo:margin-top="0in" fo:margin-bottom="0.0835in" style:contextual-spacing="false"/>
      <style:text-properties style:font-name="Times New Roman" fo:font-size="11pt" officeooo:rsid="000db6ab" officeooo:paragraph-rsid="000db6ab" style:font-name-asian="Helvetica" style:font-size-asian="11pt" style:font-name-complex="Gautami" style:text-scale="100%"/>
    </style:style>
    <style:style style:name="P18" style:family="paragraph" style:parent-style-name="Standard">
      <style:paragraph-properties fo:margin-top="0in" fo:margin-bottom="0.0835in" style:contextual-spacing="false"/>
      <style:text-properties style:font-name="Times New Roman" fo:font-size="11pt" officeooo:rsid="000dd5e0" officeooo:paragraph-rsid="000dd5e0" style:font-name-asian="Helvetica" style:font-size-asian="11pt" style:font-name-complex="Gautami" style:text-scale="100%"/>
    </style:style>
    <style:style style:name="T1" style:family="text">
      <style:text-properties fo:color="#215868" loext:opacity="100%" style:font-name="Times New Roman" fo:font-size="11pt" officeooo:rsid="000dd5e0" style:font-size-asian="11pt" style:font-name-complex="Gautami" style:font-size-complex="11pt" style:text-scale="100%"/>
    </style:style>
    <style:style style:name="T2" style:family="text">
      <style:text-properties fo:color="#215868" loext:opacity="100%" style:font-name="Times New Roman" fo:font-size="11pt" officeooo:rsid="000f7170" style:font-size-asian="11pt" style:font-name-complex="Gautami" style:font-size-complex="11pt" style:text-scale="100%"/>
    </style:style>
    <style:style style:name="T3" style:family="text">
      <style:text-properties fo:color="#215868" loext:opacity="100%" style:font-name="Times New Roman" fo:font-size="11pt" officeooo:rsid="000fa03b" style:font-size-asian="11pt" style:font-name-complex="Gautami" style:font-size-complex="11pt" style:text-scale="100%"/>
    </style:style>
    <style:style style:name="T4" style:family="text">
      <style:text-properties fo:color="#215868" loext:opacity="100%" style:font-name="Times New Roman" fo:font-size="11pt" officeooo:rsid="001021dc" style:font-size-asian="11pt" style:font-name-complex="Gautami" style:font-size-complex="11pt" style:text-scale="100%"/>
    </style:style>
    <style:style style:name="T5" style:family="text">
      <style:text-properties fo:color="#215868" loext:opacity="100%" style:font-name="Times New Roman" fo:font-size="11pt" style:font-size-asian="11pt" style:font-name-complex="Gautami" style:text-scale="100%"/>
    </style:style>
    <style:style style:name="T6" style:family="text">
      <style:text-properties fo:color="#215868" loext:opacity="100%" style:font-name="Times New Roman" fo:font-size="11pt" officeooo:rsid="000dd5e0" style:font-size-asian="11pt" style:font-name-complex="Gautami" style:text-scale="100%"/>
    </style:style>
    <style:style style:name="T7" style:family="text">
      <style:text-properties fo:color="#215868" loext:opacity="100%" style:font-name="Times New Roman" fo:font-weight="normal" officeooo:rsid="000dd5e0" style:font-weight-asian="normal" style:font-name-complex="Gautami" style:font-size-complex="11pt" style:text-scale="100%"/>
    </style:style>
    <style:style style:name="T8" style:family="text">
      <style:text-properties officeooo:rsid="000db6ab"/>
    </style:style>
    <style:style style:name="T9" style:family="text">
      <style:text-properties officeooo:rsid="000dd5e0"/>
    </style:style>
    <style:style style:name="T10" style:family="text">
      <style:text-properties officeooo:rsid="000f717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Hunter Dale</text:p>
      <text:p text:style-name="P17">214 West Hunter Street; Madison NC</text:p>
      <text:p text:style-name="P17">(336)-480-4486</text:p>
      <text:p text:style-name="P17"><text:a xlink:type="simple" xlink:href="mailto:guyyatsu@gmail.com" text:style-name="Internet_20_link" text:visited-style-name="Visited_20_Internet_20_Link">guyyatsu@gmail.com</text:a></text:p>
      <text:p text:style-name="P18">github.com/guyyatsu</text:p>
      <text:p text:style-name="P18">guyyatsu.me</text:p>
      <text:p text:style-name="P16">Description</text:p>
      <text:p text:style-name="P3">Highly skilled <text:span text:style-name="T9">Network Architect / Systems Administrator</text:span> with expertise in <text:span text:style-name="T9">Python development, Linux administration, and self-hosting.</text:span> <text:s/>Experienced in working with NGINX web servers and proficient in troubleshooting and resolving technical issues. <text:s/>Passionate about <text:span text:style-name="T8">maximizing uptime</text:span> and ensuring server stability. A self-motivated team player who thrives in a fast-paced and dynamic environment. <text:s/>Excellent communication skills and ability to collaborate effectively with cross-functional teams. </text:p>
      <text:p text:style-name="P16">Related Projects</text:p>
      <text:h text:style-name="P14" text:outline-level="3"><text:span text:style-name="T7">Financial Technology / Data Science</text:span><text:span text:style-name="T7"/></text:h>
      <text:list xml:id="list572269500" text:style-name="WW8Num2">
        <text:list-item>
          <text:p text:style-name="P4">Portfolio Reporter</text:p>
        </text:list-item>
      </text:list>
      <text:list text:style-name="L1">
        <text:list-item>
          <text:list>
            <text:list-item>
              <text:p text:style-name="P12"><text:span text:style-name="T1">Automated system for generating candlestick graphs visualizing price fluctiations of a given speculative asset througout the day, as well as writing spreadsheets reporting the status of our own real holdings.</text:span></text:p>
            </text:list-item>
          </text:list>
        </text:list-item>
      </text:list>
      <text:list xml:id="list173615066493439" text:continue-list="list572269500" text:style-name="WW8Num2">
        <text:list-item>
          <text:p text:style-name="P5"><text:span text:style-name="T10">Income</text:span> Reporter</text:p>
          <text:list>
            <text:list-item>
              <text:p text:style-name="P11"><text:span text:style-name="T2">A GUI tool for </text:span><text:span text:style-name="T3">recording </text:span><text:span text:style-name="T4">paystubs and logging hours worked to an SQL database for calculating the gross rate of real pay after tax. <text:s/>Future functionality includes a view for maintaining a ledger of asset purchases across multiple platforms and combining with rate of pay to calculate net worth and project over time to aid in budgeting future projects.</text:span></text:p>
            </text:list-item>
          </text:list>
        </text:list-item>
      </text:list>
      <text:h text:style-name="Heading_20_3" text:outline-level="3"/>
      <text:p text:style-name="P2">Skills</text:p>
      <text:list xml:id="list173615598255035" text:continue-numbering="true" text:style-name="WW8Num2">
        <text:list-item>
          <text:p text:style-name="P13">Linux: Arch, Debian, Kali, Ubuntu</text:p>
        </text:list-item>
        <text:list-item>
          <text:p text:style-name="P6">Programming Languages: Python, C++, Javascript, HTM<text:span text:style-name="T9">L, Bash</text:span></text:p>
        </text:list-item>
        <text:list-item>
          <text:p text:style-name="P7">Software Packaging: PyPi</text:p>
        </text:list-item>
        <text:list-item>
          <text:p text:style-name="P8"><text:span text:style-name="T5">Version Control: Git, GitHub, GitLab(self-hosted)</text:span></text:p>
        </text:list-item>
        <text:list-item>
          <text:p text:style-name="P9"><text:span text:style-name="T5">Database Administration: Sqlite3</text:span></text:p>
        </text:list-item>
        <text:list-item>
          <text:p text:style-name="P9"><text:span text:style-name="T5">Web Development: Flask, VanillaJS</text:span></text:p>
        </text:list-item>
        <text:list-item>
          <text:p text:style-name="P9"><text:span text:style-name="T5">Web Servers: NGINX, Apache</text:span></text:p>
        </text:list-item>
        <text:list-item>
          <text:p text:style-name="P9"><text:span text:style-name="T5">Networking: TCP/IP, DNS, DHCP</text:span></text:p>
        </text:list-item>
        <text:list-item>
          <text:p text:style-name="P10"><text:span text:style-name="T6">Security: Familiar with hardening techniques , firewall configuration, and intrusion detection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Gautami" svg:font-family="Gautami" style:font-family-generic="swiss" style:font-pitch="variable"/>
    <style:font-face style:name="Helvetica" svg:font-family="Helvetica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17365d" loext:opacity="100%" style:font-name="Cambria" fo:font-family="Cambria" style:font-family-generic="roman" style:font-pitch="variable" fo:font-size="26pt" fo:letter-spacing="0.0035in" fo:language="en" fo:country="US" style:letter-kerning="true" style:font-name-asian="Calibri" style:font-family-asian="Calibri" style:font-family-generic-asian="swiss" style:font-pitch-asian="variable" style:font-size-asian="26pt" style:font-name-complex="Times New Roman" style:font-family-complex="'Times New Roman'" style:font-family-generic-complex="roman" style:font-pitch-complex="variable" style:font-size-complex="26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fo:color="#000000" loext:opacity="100%" style:font-name="Arial" fo:font-family="Arial" style:font-family-generic="swiss" style:font-pitch="variable" fo:font-size="11pt" fo:letter-spacing="normal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Bulleted_20_List" style:display-name="Bulleted List" style:family="paragraph" style:parent-style-name="Text_20_body" style:list-style-name="WW8Num2">
      <style:paragraph-properties fo:margin-top="0in" fo:margin-bottom="0.028in" style:contextual-spacing="false" style:line-height-at-least="0.1528in"/>
      <style:text-properties fo:color="#000000" loext:opacity="100%" style:font-name="Arial" fo:font-family="Arial" style:font-family-generic="swiss" style:font-pitch="variable" fo:font-size="10pt" fo:letter-spacing="-0.0035in" style:letter-kerning="true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Bulleted_20_List_20_1" style:display-name="Bulleted List 1" style:family="paragraph" style:parent-style-name="Bulleted_20_List">
      <style:paragraph-properties fo:margin-top="0.1665in" fo:margin-bottom="0.028in" style:contextual-spacing="false"/>
    </style:style>
    <style:style style:name="Body_20_Text_20_1" style:display-name="Body Text 1" style:family="paragraph" style:parent-style-name="Standard" style:next-style-name="Standard">
      <style:paragraph-properties fo:margin-top="0.1665in" fo:margin-bottom="0.028in" style:contextual-spacing="false" style:line-height-at-least="0.1528in">
        <style:tab-stops>
          <style:tab-stop style:position="1.5in"/>
          <style:tab-stop style:position="4.5in" style:type="right"/>
        </style:tab-stops>
      </style:paragraph-properties>
      <style:text-properties fo:color="#000000" loext:opacity="100%" style:font-name="Arial" fo:font-family="Arial" style:font-family-generic="swiss" style:font-pitch="variable" fo:font-size="10pt" fo:letter-spacing="normal" style:letter-kerning="true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Company_20_Name_20_1" style:display-name="Company Name 1" style:family="paragraph" style:parent-style-name="Body_20_Text_20_1">
      <style:paragraph-properties fo:text-align="center" style:justify-single-word="false"/>
    </style:style>
    <style:style style:name="Body_20_Text_20_3" style:display-name="Body Text 3" style:family="paragraph" style:parent-style-name="Standard">
      <style:paragraph-properties fo:margin-top="0in" fo:margin-bottom="0.0835in" style:contextual-spacing="false"/>
      <style:text-properties fo:font-size="8pt" style:font-size-asian="8pt" style:font-size-complex="8pt"/>
    </style:style>
    <style:style style:name="Company_20_Address_20_1" style:display-name="Company Address 1" style:family="paragraph" style:parent-style-name="Body_20_Text_20_3">
      <style:paragraph-properties fo:margin-top="0.1665in" fo:margin-bottom="0.028in" style:contextual-spacing="false" fo:text-align="end" style:justify-single-word="false"/>
      <style:text-properties fo:color="#000000" loext:opacity="100%" style:font-name="Arial" fo:font-family="Arial" style:font-family-generic="swiss" style:font-pitch="variable" fo:font-size="10pt" fo:letter-spacing="normal" style:letter-kerning="true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letter_20_text" style:display-name="letter text" style:family="paragraph" style:parent-style-name="Standard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Heading_20_3_20_Char" style:display-name="Heading 3 Char" style:family="text">
      <style:text-properties style:font-name="Arial" fo:font-family="Arial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Body_20_Text_20_Char" style:display-name="Body Text Char" style:family="text">
      <style:text-properties fo:color="#17365d" loext:opacity="100%" fo:font-size="26pt" fo:letter-spacing="0.0035in" style:letter-kerning="true" style:font-size-asian="26pt" style:font-size-complex="26pt"/>
    </style:style>
    <style:style style:name="Body_20_Text_20_3_20_Char" style:display-name="Body Text 3 Char" style:family="text">
      <style:text-properties fo:color="#17365d" loext:opacity="100%" fo:font-size="8pt" fo:letter-spacing="0.0035in" style:letter-kerning="true" style:font-size-asian="8pt" style:font-size-complex="8pt"/>
    </style:style>
    <style:style style:name="Emphasis" style:family="text">
      <style:text-properties fo:color="#ff0000" loext:opacity="100%"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25in" fo:text-indent="-0.1701in" fo:margin-left="0.1701in"/>
        </style:list-level-properties>
        <style:text-properties style:font-name="Wingdings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Arial" fo:font-size="10pt" style:font-size-asian="10pt" style:font-name-complex="Arial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4909in" style:layout-grid-ruby-height="0in" style:layout-grid-mode="none" style:layout-grid-ruby-below="false" style:layout-grid-print="false" style:layout-grid-display="false" style:layout-grid-base-width="0.361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361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1-16T22:12:00</meta:creation-date>
    <dc:date>2023-06-04T12:26:09.575634737</dc:date>
    <meta:editing-cycles>8</meta:editing-cycles>
    <meta:editing-duration>P2171DT11H10M28S</meta:editing-duration>
    <meta:generator>LibreOffice/7.5.3.2$Linux_X86_64 LibreOffice_project/50$Build-2</meta:generator>
    <meta:document-statistic meta:table-count="0" meta:image-count="0" meta:object-count="0" meta:page-count="1" meta:paragraph-count="24" meta:word-count="235" meta:character-count="1657" meta:non-whitespace-character-count="1454"/>
    <meta:user-defined meta:name="_DocHome" meta:value-type="float">-642193658</meta:user-defined>
  </office:meta>
</office:document-meta>
</file>